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600000202920BFAA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432cm" draw:marker-end-width="0.432cm" draw:fill-color="#ffffff" draw:opacity="0%" draw:textarea-horizontal-align="justify" draw:textarea-vertical-align="middle" draw:auto-grow-height="false" fo:padding-top="0.201cm" fo:padding-bottom="0.201cm" fo:padding-left="0.326cm" fo:padding-right="0.326cm" draw:shadow-offset-x="0.203cm" draw:shadow-offset-y="0.203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18.414cm" svg:height="17.753cm" svg:x="1.89cm" svg:y="2.297cm">
                <draw:image xlink:href="Pictures/100002010000022600000202920BFAAB.png" xlink:type="simple" xlink:show="embed" xlink:actuate="onLoad">
                  <text:p/>
                </draw:image>
              </draw:frame>
              <draw:line draw:style-name="gr2" draw:text-style-name="P1" draw:layer="layout" svg:x1="7.604cm" svg:y1="2.651cm" svg:x2="7.604cm" svg:y2="19.288cm">
                <text:p/>
              </draw:line>
              <draw:line draw:style-name="gr2" draw:text-style-name="P1" draw:layer="layout" svg:x1="11.604cm" svg:y1="2.652cm" svg:x2="11.604cm" svg:y2="19.289cm">
                <text:p/>
              </draw:line>
              <draw:line draw:style-name="gr2" draw:text-style-name="P1" draw:layer="layout" svg:x1="15.604cm" svg:y1="2.652cm" svg:x2="15.604cm" svg:y2="19.289cm">
                <text:p/>
              </draw:line>
              <draw:line draw:style-name="gr2" draw:text-style-name="P1" draw:layer="layout" svg:x1="3.604cm" svg:y1="2.652cm" svg:x2="3.604cm" svg:y2="19.289cm">
                <text:p/>
              </draw:line>
              <draw:line draw:style-name="gr2" draw:text-style-name="P1" draw:layer="layout" svg:x1="19.504cm" svg:y1="2.652cm" svg:x2="19.504cm" svg:y2="19.289cm">
                <text:p/>
              </draw:line>
              <draw:line draw:style-name="gr2" draw:text-style-name="P1" draw:layer="layout" svg:x1="3.54cm" svg:y1="2.651cm" svg:x2="19.542cm" svg:y2="2.651cm">
                <text:p/>
              </draw:line>
              <draw:line draw:style-name="gr2" draw:text-style-name="P1" draw:layer="layout" svg:x1="3.54cm" svg:y1="6.851cm" svg:x2="19.542cm" svg:y2="6.851cm">
                <text:p/>
              </draw:line>
              <draw:line draw:style-name="gr2" draw:text-style-name="P1" draw:layer="layout" svg:x1="3.54cm" svg:y1="10.951cm" svg:x2="19.542cm" svg:y2="10.951cm">
                <text:p/>
              </draw:line>
              <draw:line draw:style-name="gr2" draw:text-style-name="P1" draw:layer="layout" svg:x1="3.54cm" svg:y1="15.151cm" svg:x2="19.542cm" svg:y2="15.151cm">
                <text:p/>
              </draw:line>
              <draw:line draw:style-name="gr2" draw:text-style-name="P1" draw:layer="layout" svg:x1="3.54cm" svg:y1="19.251cm" svg:x2="19.542cm" svg:y2="19.251cm">
                <text:p/>
              </draw:line>
              <draw:custom-shape draw:style-name="gr3" draw:text-style-name="P1" draw:layer="layout" svg:width="2.413cm" svg:height="2.413cm" svg:x="4.383cm" svg:y="3.4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413cm" svg:height="2.513cm" svg:x="4.384cm" svg:y="11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413cm" svg:height="2.413cm" svg:x="12.384cm" svg:y="3.4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413cm" svg:height="2.504cm" svg:x="8.384cm" svg:y="7.6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413cm" svg:height="2.413cm" svg:x="8.384cm" svg:y="15.9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413cm" svg:height="2.413cm" svg:x="12.384cm" svg:y="11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413cm" svg:height="2.504cm" svg:x="16.484cm" svg:y="7.6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2.413cm" svg:height="2.413cm" svg:x="16.384cm" svg:y="15.9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211cm" svg:height="3.302cm" svg:x="3.985cm" svg:y="7.2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211cm" svg:height="3.302cm" svg:x="3.986cm" svg:y="1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211cm" svg:height="3.302cm" svg:x="11.986cm" svg:y="7.2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3.248cm" svg:height="3.302cm" svg:x="12.049cm" svg:y="15.4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533cm" svg:height="1.534cm" svg:x="16.885cm" svg:y="3.9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533cm" svg:height="1.534cm" svg:x="16.886cm" svg:y="12.2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533cm" svg:height="1.534cm" svg:x="8.887cm" svg:y="12.2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533cm" svg:height="1.534cm" svg:x="8.787cm" svg:y="3.9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4" draw:text-style-name="P2" draw:layer="layout" svg:width="0.896cm" svg:height="1.038cm" svg:x="5.184cm" svg:y="4.1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5.184cm" svg:y="12.5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13.184cm" svg:y="4.1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9.184cm" svg:y="8.3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9.184cm" svg:y="16.6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13.184cm" svg:y="12.4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17.284cm" svg:y="8.4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17.184cm" svg:y="16.675cm">
              <draw:text-box>
                <text:p><text:span text:style-name="T1">1</text:span></text:p>
              </draw:text-box>
            </draw:frame>
            <draw:frame draw:style-name="gr4" draw:text-style-name="P2" draw:layer="layout" svg:width="0.896cm" svg:height="1.038cm" svg:x="13.184cm" svg:y="16.775cm">
              <draw:text-box>
                <text:p><text:span text:style-name="T1">2</text:span></text:p>
              </draw:text-box>
            </draw:frame>
            <draw:frame draw:style-name="gr4" draw:text-style-name="P2" draw:layer="layout" svg:width="0.896cm" svg:height="1.038cm" svg:x="13.184cm" svg:y="8.375cm">
              <draw:text-box>
                <text:p><text:span text:style-name="T1">2</text:span></text:p>
              </draw:text-box>
            </draw:frame>
            <draw:frame draw:style-name="gr4" draw:text-style-name="P2" draw:layer="layout" svg:width="0.896cm" svg:height="1.038cm" svg:x="5.184cm" svg:y="16.775cm">
              <draw:text-box>
                <text:p><text:span text:style-name="T1">2</text:span></text:p>
              </draw:text-box>
            </draw:frame>
            <draw:frame draw:style-name="gr4" draw:text-style-name="P2" draw:layer="layout" svg:width="0.896cm" svg:height="1.038cm" svg:x="5.184cm" svg:y="8.375cm">
              <draw:text-box>
                <text:p><text:span text:style-name="T1">2</text:span></text:p>
              </draw:text-box>
            </draw:frame>
            <draw:frame draw:style-name="gr4" draw:text-style-name="P2" draw:layer="layout" svg:width="0.896cm" svg:height="1.038cm" svg:x="9.184cm" svg:y="12.675cm">
              <draw:text-box>
                <text:p><text:span text:style-name="T1">3</text:span></text:p>
              </draw:text-box>
            </draw:frame>
            <draw:frame draw:style-name="gr4" draw:text-style-name="P2" draw:layer="layout" svg:width="0.896cm" svg:height="1.038cm" svg:x="9.084cm" svg:y="4.275cm">
              <draw:text-box>
                <text:p><text:span text:style-name="T1">3</text:span></text:p>
              </draw:text-box>
            </draw:frame>
            <draw:frame draw:style-name="gr4" draw:text-style-name="P2" draw:layer="layout" svg:width="0.896cm" svg:height="1.038cm" svg:x="17.184cm" svg:y="12.575cm">
              <draw:text-box>
                <text:p><text:span text:style-name="T1">3</text:span></text:p>
              </draw:text-box>
            </draw:frame>
            <draw:frame draw:style-name="gr4" draw:text-style-name="P2" draw:layer="layout" svg:width="0.896cm" svg:height="1.038cm" svg:x="17.184cm" svg:y="4.275cm">
              <draw:text-box>
                <text:p><text:span text:style-name="T1">3</text:span></text:p>
              </draw:text-box>
            </draw:frame>
            <draw:frame draw:style-name="gr4" draw:text-style-name="P2" draw:layer="layout" svg:width="0.896cm" svg:height="1.038cm" svg:x="3.684cm" svg:y="15.175cm">
              <draw:text-box>
                <text:p><text:span text:style-name="T1">5</text:span></text:p>
              </draw:text-box>
            </draw:frame>
            <draw:frame draw:style-name="gr4" draw:text-style-name="P2" draw:layer="layout" svg:width="0.896cm" svg:height="1.038cm" svg:x="3.584cm" svg:y="6.875cm">
              <draw:text-box>
                <text:p><text:span text:style-name="T1">5</text:span></text:p>
              </draw:text-box>
            </draw:frame>
            <draw:frame draw:style-name="gr4" draw:text-style-name="P2" draw:layer="layout" svg:width="0.896cm" svg:height="1.038cm" svg:x="11.684cm" svg:y="15.175cm">
              <draw:text-box>
                <text:p><text:span text:style-name="T1">5</text:span></text:p>
              </draw:text-box>
            </draw:frame>
            <draw:frame draw:style-name="gr4" draw:text-style-name="P2" draw:layer="layout" svg:width="0.896cm" svg:height="1.038cm" svg:x="11.584cm" svg:y="6.875cm">
              <draw:text-box>
                <text:p><text:span text:style-name="T1">5</text:span></text:p>
              </draw:text-box>
            </draw:frame>
            <draw:frame draw:style-name="gr4" draw:text-style-name="P2" draw:layer="layout" svg:width="0.896cm" svg:height="1.038cm" svg:x="3.584cm" svg:y="2.6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3.584cm" svg:y="11.1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7.684cm" svg:y="7.0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7.684cm" svg:y="15.2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11.684cm" svg:y="11.1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11.684cm" svg:y="2.6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15.684cm" svg:y="6.8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15.684cm" svg:y="15.275cm">
              <draw:text-box>
                <text:p><text:span text:style-name="T1">4</text:span></text:p>
              </draw:text-box>
            </draw:frame>
            <draw:frame draw:style-name="gr4" draw:text-style-name="P2" draw:layer="layout" svg:width="0.896cm" svg:height="1.038cm" svg:x="15.684cm" svg:y="11.175cm">
              <draw:text-box>
                <text:p><text:span text:style-name="T1">6</text:span></text:p>
              </draw:text-box>
            </draw:frame>
            <draw:frame draw:style-name="gr4" draw:text-style-name="P2" draw:layer="layout" svg:width="0.896cm" svg:height="1.038cm" svg:x="15.684cm" svg:y="2.775cm">
              <draw:text-box>
                <text:p><text:span text:style-name="T1">6</text:span></text:p>
              </draw:text-box>
            </draw:frame>
            <draw:frame draw:style-name="gr4" draw:text-style-name="P2" draw:layer="layout" svg:width="0.896cm" svg:height="1.038cm" svg:x="7.684cm" svg:y="2.775cm">
              <draw:text-box>
                <text:p><text:span text:style-name="T1">6</text:span></text:p>
              </draw:text-box>
            </draw:frame>
            <draw:frame draw:style-name="gr4" draw:text-style-name="P2" draw:layer="layout" svg:width="0.896cm" svg:height="1.038cm" svg:x="7.684cm" svg:y="11.175cm">
              <draw:text-box>
                <text:p><text:span text:style-name="T1">6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10-20T23:49:34</meta:creation-date>
    <dc:date>2013-10-21T00:24:38</dc:date>
    <dc:creator>Will Boyd</dc:creator>
    <meta:editing-duration>PT8M26S</meta:editing-duration>
    <meta:editing-cycles>6</meta:editing-cycles>
    <meta:generator>LibreOffice/3.6$Linux_X86_64 LibreOffice_project/360m1$Build-2</meta:generator>
    <meta:document-statistic meta:object-count="62"/>
  </office:meta>
</office:document-meta>
</file>